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862df" officeooo:paragraph-rsid="001862df"/>
    </style:style>
    <style:style style:name="P2" style:family="paragraph" style:parent-style-name="Standard">
      <style:text-properties officeooo:rsid="00192f22" officeooo:paragraph-rsid="00192f22"/>
    </style:style>
    <style:style style:name="T1" style:family="text">
      <style:text-properties officeooo:rsid="00192f22"/>
    </style:style>
    <style:style style:name="T2" style:family="text">
      <style:text-properties officeooo:rsid="001a19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ssion and Vision</text:p>
      <text:p text:style-name="P1">To provide all adrenaline junkies an opportunity to escape the _______ ground and let their inner ambitions take flight.</text:p>
      <text:p text:style-name="P1">To tap the inner adventurer/adventuress in every individual who has not yet found their _____.</text:p>
      <text:p text:style-name="P1"/>
      <text:p text:style-name="P1">History</text:p>
      <text:p text:style-name="P1">A couple, planned to go out for a fun evening, and realised that all the cliché dating stuff had been done over and again for years, and was now boring. They wanted to something new, something exciting, but weren't looking for an exotic vacation. <text:span text:style-name="T1">They knew this was a problem faced by every couple.</text:span></text:p>
      <text:p text:style-name="P2">Thus, the idea <text:span text:style-name="T2">of</text:span> <text:span text:style-name="T2">SKYDIVING MAGIC</text:span> was born, <text:span text:style-name="T2">with the logo, being their initial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4M58S</meta:editing-duration>
    <meta:editing-cycles>4</meta:editing-cycles>
    <meta:generator>LibreOffice/5.1.1.3$Windows_x86 LibreOffice_project/89f508ef3ecebd2cfb8e1def0f0ba9a803b88a6d</meta:generator>
    <dc:date>2016-07-12T10:10:54.278000000</dc:date>
    <meta:document-statistic meta:table-count="0" meta:image-count="0" meta:object-count="0" meta:page-count="1" meta:paragraph-count="6" meta:word-count="106" meta:character-count="617" meta:non-whitespace-character-count="517"/>
    <meta:user-defined meta:name="Info 1"/>
    <meta:user-defined meta:name="Info 2"/>
    <meta:user-defined meta:name="Info 3"/>
    <meta:user-defined meta:name="Info 4"/>
  </office:meta>
</office:document-meta>
</file>